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0035in" style:rel-column-width="10117*"/>
    </style:style>
    <style:style style:name="Table1.B" style:family="table-column">
      <style:table-column-properties style:column-width="5.4965in" style:rel-column-width="5541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1.2493in" style:rel-column-width="12595*"/>
    </style:style>
    <style:style style:name="Table2.B" style:family="table-column">
      <style:table-column-properties style:column-width="1.4403in" style:rel-column-width="14521*"/>
    </style:style>
    <style:style style:name="Table2.C" style:family="table-column">
      <style:table-column-properties style:column-width="3.8104in" style:rel-column-width="3841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 Light" officeooo:rsid="0003030a" officeooo:paragraph-rsid="0003030a" style:font-name-asian="Roboto Light1" style:font-name-complex="Roboto Light1"/>
    </style:style>
    <style:style style:name="P2" style:family="paragraph" style:parent-style-name="Standard">
      <style:paragraph-properties fo:text-align="justify" style:justify-single-word="false"/>
      <style:text-properties style:font-name="Roboto Light" officeooo:rsid="0003030a" officeooo:paragraph-rsid="0003030a" style:font-name-asian="Roboto Light1" style:font-name-complex="Roboto Light1"/>
    </style:style>
    <style:style style:name="P3" style:family="paragraph" style:parent-style-name="Standard">
      <style:text-properties style:font-name="Roboto Light" style:font-name-asian="Roboto Light1" style:font-name-complex="Roboto Light1"/>
    </style:style>
    <style:style style:name="P4" style:family="paragraph" style:parent-style-name="Table_20_Contents">
      <style:paragraph-properties fo:text-align="justify" style:justify-single-word="false"/>
      <style:text-properties style:font-name="Roboto Light" style:font-name-asian="Roboto Light1" style:font-name-complex="Roboto Light1"/>
    </style:style>
    <style:style style:name="P5" style:family="paragraph" style:parent-style-name="Table_20_Contents">
      <style:text-properties style:font-name="Roboto Light" officeooo:rsid="0003508c" officeooo:paragraph-rsid="0003508c" style:font-name-asian="Roboto Light1" style:font-name-complex="Roboto Light1"/>
    </style:style>
    <style:style style:name="P6" style:family="paragraph" style:parent-style-name="Table_20_Contents">
      <style:paragraph-properties fo:text-align="justify" style:justify-single-word="false"/>
      <style:text-properties style:font-name="Roboto Light" officeooo:rsid="0004bb9d" officeooo:paragraph-rsid="0004bb9d" style:font-name-asian="Roboto Light1" style:font-name-complex="Roboto Light1"/>
    </style:style>
    <style:style style:name="P7" style:family="paragraph" style:parent-style-name="Table_20_Contents">
      <style:paragraph-properties fo:text-align="justify" style:justify-single-word="false"/>
      <style:text-properties style:font-name="Roboto Light" officeooo:rsid="0004d23d" officeooo:paragraph-rsid="0004d23d" style:font-name-asian="Roboto Light1" style:font-name-complex="Roboto Light1"/>
    </style:style>
    <style:style style:name="P8" style:family="paragraph" style:parent-style-name="Table_20_Contents">
      <style:paragraph-properties fo:text-align="justify" style:justify-single-word="false"/>
      <style:text-properties style:font-name="Roboto Light" officeooo:rsid="0006b59a" officeooo:paragraph-rsid="0006b59a" style:font-name-asian="Roboto Light1" style:font-name-complex="Roboto Light1"/>
    </style:style>
    <style:style style:name="P9" style:family="paragraph" style:parent-style-name="Table_20_Contents">
      <style:paragraph-properties fo:text-align="justify" style:justify-single-word="false"/>
      <style:text-properties style:font-name="Roboto Light" fo:font-weight="bold" officeooo:rsid="0003030a" officeooo:paragraph-rsid="0003030a" style:font-name-asian="Roboto Light1" style:font-weight-asian="bold" style:font-name-complex="Roboto Light1" style:font-weight-complex="bold"/>
    </style:style>
    <style:style style:name="P10" style:family="paragraph" style:parent-style-name="Table_20_Contents">
      <style:text-properties style:font-name="Roboto Light" fo:font-weight="bold" officeooo:rsid="0003030a" officeooo:paragraph-rsid="0003030a" style:font-name-asian="Roboto Light1" style:font-weight-asian="bold" style:font-name-complex="Roboto Light1" style:font-weight-complex="bold"/>
    </style:style>
    <style:style style:name="P11" style:family="paragraph" style:parent-style-name="Standard">
      <style:text-properties style:font-name="Roboto1" fo:font-size="12pt" officeooo:rsid="0003030a" officeooo:paragraph-rsid="0003030a" style:font-name-asian="Roboto2" style:font-size-asian="12pt" style:font-name-complex="Roboto2" style:font-size-complex="12pt"/>
    </style:style>
    <style:style style:name="P12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13" style:family="paragraph" style:parent-style-name="Table_20_Contents">
      <style:paragraph-properties fo:text-align="justify" style:justify-single-word="false"/>
      <style:text-properties style:font-name="Roboto Light" officeooo:rsid="000746ed" officeooo:paragraph-rsid="000746ed" style:font-name-asian="Roboto Light1" style:font-name-complex="Roboto Light1"/>
    </style:style>
    <style:style style:name="P14" style:family="paragraph" style:parent-style-name="Table_20_Contents">
      <style:paragraph-properties fo:text-align="justify" style:justify-single-word="false"/>
      <style:text-properties style:font-name="Roboto Light" style:font-name-asian="Roboto Light1" style:font-name-complex="Roboto Light1"/>
    </style:style>
    <style:style style:name="T1" style:family="text">
      <style:text-properties officeooo:rsid="0003030a"/>
    </style:style>
    <style:style style:name="T2" style:family="text">
      <style:text-properties style:text-position="super 58%" officeooo:rsid="0003030a"/>
    </style:style>
    <style:style style:name="T3" style:family="text">
      <style:text-properties style:font-name="Roboto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Capstone Project</text:span> | <text:span text:style-name="T1">3</text:span><text:span text:style-name="T2">rd</text:span><text:span text:style-name="T1"> </text:span>Quarter</text:p>
      <text:p text:style-name="P11">Task 4: Research Methodology</text:p>
      <text:p text:style-name="P1">February 13 2022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94634486516448">
          <table:table-cell table:style-name="Table1.A1" office:value-type="string">
            <text:p text:style-name="P10">Project Topic</text:p>
          </table:table-cell>
          <table:table-cell table:style-name="Table1.B1" office:value-type="string">
            <text:p text:style-name="P5">A Comparison between <text:span text:style-name="T4">Merge Sort</text:span> and <text:span text:style-name="T4">Quicksort</text:span></text:p>
          </table:table-cell>
        </table:table-row>
      </table:table>
      <text:p text:style-name="P1"/>
      <text:p text:style-name="P2"><text:span text:style-name="T3">Directions</text:span>: Describe the type of study (qualitative, quantitative, or mixed method) you are conducting. Include a defense or any other support of the chosen method. Describe the type of research design, research sample/population, sampling method and the proposed instrument.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3448618592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>Answer</text:p>
          </table:table-cell>
          <table:table-cell table:style-name="Table2.C1" office:value-type="string">
            <text:p text:style-name="P9">Description</text:p>
          </table:table-cell>
        </table:table-row>
        <table:table-row table:style-name="TableLine94634486227664">
          <table:table-cell table:style-name="Table2.A2" office:value-type="string">
            <text:p text:style-name="P9">Type of Study</text:p>
          </table:table-cell>
          <table:table-cell table:style-name="Table2.A2" office:value-type="string">
            <text:p text:style-name="P6">Quantitative</text:p>
          </table:table-cell>
          <table:table-cell table:style-name="Table2.C2" office:value-type="string">
            <text:p text:style-name="P13">The study will be quantitative because the data that will be analyzed will in numbers.</text:p>
          </table:table-cell>
        </table:table-row>
        <table:table-row table:style-name="TableLine94634486240208">
          <table:table-cell table:style-name="Table2.A2" office:value-type="string">
            <text:p text:style-name="P9">Research Design</text:p>
          </table:table-cell>
          <table:table-cell table:style-name="Table2.A2" office:value-type="string">
            <text:p text:style-name="P8">Quasi-Experimental</text:p>
          </table:table-cell>
          <table:table-cell table:style-name="Table2.C2" office:value-type="string">
            <text:p text:style-name="P13">The research design will quasi-experimental as the procedures to be done will be done in a computer environment.</text:p>
          </table:table-cell>
        </table:table-row>
        <table:table-row table:style-name="TableLine94634486241040">
          <table:table-cell table:style-name="Table2.A2" office:value-type="string">
            <text:p text:style-name="P9">Research Sample / Population</text:p>
          </table:table-cell>
          <table:table-cell table:style-name="Table2.A2" office:value-type="string">
            <text:p text:style-name="P7">N/A</text:p>
          </table:table-cell>
          <table:table-cell table:style-name="Table2.C4" table:number-rows-spanned="3" office:value-type="string">
            <text:p text:style-name="P13">There won’t be any sample / population for the research as the data will be procured through tests in the computer.</text:p>
          </table:table-cell>
        </table:table-row>
        <table:table-row table:style-name="TableLine94634486241904">
          <table:table-cell table:style-name="Table2.A2" office:value-type="string">
            <text:p text:style-name="P9">Research Sampling Method</text:p>
          </table:table-cell>
          <table:table-cell table:style-name="Table2.A2" office:value-type="string">
            <text:p text:style-name="P7">N/A</text:p>
          </table:table-cell>
          <table:covered-table-cell table:style-name="Table2.C2"/>
        </table:table-row>
        <table:table-row table:style-name="TableLine94634486242928">
          <table:table-cell table:style-name="Table2.A2" office:value-type="string">
            <text:p text:style-name="P9">Instrument Used</text:p>
          </table:table-cell>
          <table:table-cell table:style-name="Table2.A2" office:value-type="string">
            <text:p text:style-name="P7">N/A</text:p>
          </table:table-cell>
          <table:covered-table-cell table:style-name="Table2.C2"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roman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title>BAG3 Template</dc:title>
    <meta:creation-date>2022-02-13T23:13:29.786894314</meta:creation-date>
    <meta:editing-duration>PT41M25S</meta:editing-duration>
    <meta:editing-cycles>5</meta:editing-cycles>
    <dc:date>2022-02-16T06:30:49.245083466</dc:date>
    <meta:document-statistic meta:table-count="2" meta:image-count="0" meta:object-count="0" meta:page-count="1" meta:paragraph-count="21" meta:word-count="135" meta:character-count="871" meta:non-whitespace-character-count="757"/>
    <meta:template xlink:type="simple" xlink:actuate="onRequest" xlink:title="BAG3 Template" xlink:href="../../../../../../../../.config/libreoffice/4/user/template/BAG3%20Template.ott" meta:date="2022-02-13T23:13:27.442914487"/>
  </office:meta>
</office:document-meta>
</file>